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, Helvetica, sans-serif"/>
    <style:font-face style:name="inherit" svg:font-family="inherit"/>
    <style:font-face style:name="Courier New" svg:font-family="'Courier New'" style:font-family-generic="moder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418cm" table:align="left" style:writing-mode="lr-tb"/>
    </style:style>
    <style:style style:name="Table1.A" style:family="table-column">
      <style:table-column-properties style:column-width="3.95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0.422cm"/>
    </style:style>
    <style:style style:name="Table1.D" style:family="table-column">
      <style:table-column-properties style:column-width="2.046cm"/>
    </style:style>
    <style:style style:name="Table1.E" style:family="table-column">
      <style:table-column-properties style:column-width="3.404cm"/>
    </style:style>
    <style:style style:name="Table1.1" style:family="table-row">
      <style:table-row-properties style:row-height="0.801cm" fo:keep-together="auto"/>
    </style:style>
    <style:style style:name="Table1.A1" style:family="table-cell">
      <style:table-cell-properties style:vertical-align="bottom" fo:padding-left="0.049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049cm" fo:padding-right="0.191cm" fo:padding-top="0cm" fo:padding-bottom="0cm" fo:border-left="none" fo:border-right="none" fo:border-top="none" fo:border-bottom="0.5pt dotted #000000" style:writing-mode="lr-tb"/>
    </style:style>
    <style:style style:name="Table2" style:family="table">
      <style:table-properties style:width="17.394cm" table:align="left" style:writing-mode="lr-tb"/>
    </style:style>
    <style:style style:name="Table2.A" style:family="table-column">
      <style:table-column-properties style:column-width="17.394cm"/>
    </style:style>
    <style:style style:name="Table2.1" style:family="table-row">
      <style:table-row-properties style:row-height="0.801cm" fo:keep-together="auto"/>
    </style:style>
    <style:style style:name="Table2.A1" style:family="table-cell">
      <style:table-cell-properties style:vertical-align="middle" fo:padding-left="0.049cm" fo:padding-right="0.191cm" fo:padding-top="0cm" fo:padding-bottom="0cm" fo:border-left="none" fo:border-right="none" fo:border-top="none" fo:border-bottom="0.5pt dotted #000000" style:writing-mode="lr-tb"/>
    </style:style>
    <style:style style:name="Table3" style:family="table">
      <style:table-properties style:width="17.394cm" table:align="left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5.393cm"/>
    </style:style>
    <style:style style:name="Table3.1" style:family="table-row">
      <style:table-row-properties style:row-height="1cm" fo:keep-together="auto"/>
    </style:style>
    <style:style style:name="Table3.A1" style:family="table-cell">
      <style:table-cell-properties style:vertical-align="top" fo:padding-left="0.049cm" fo:padding-right="0.191cm" fo:padding-top="0cm" fo:padding-bottom="0cm" fo:border-left="none" fo:border-right="none" fo:border-top="none" fo:border-bottom="0.5pt dotted #000000" style:writing-mode="lr-tb"/>
    </style:style>
    <style:style style:name="Table3.A2" style:family="table-cell">
      <style:table-cell-properties style:vertical-align="top" fo:padding-left="0.049cm" fo:padding-right="0.191cm" fo:padding-top="0cm" fo:padding-bottom="0cm" fo:border-left="none" fo:border-right="none" fo:border-top="0.5pt dotted #000000" fo:border-bottom="0.5pt dotted #000000" style:writing-mode="lr-tb"/>
    </style:style>
    <style:style style:name="Table4" style:family="table">
      <style:table-properties style:width="17.394cm" table:align="left" style:writing-mode="lr-tb"/>
    </style:style>
    <style:style style:name="Table4.A" style:family="table-column">
      <style:table-column-properties style:column-width="3.752cm"/>
    </style:style>
    <style:style style:name="Table4.B" style:family="table-column">
      <style:table-column-properties style:column-width="13.642cm"/>
    </style:style>
    <style:style style:name="Table4.1" style:family="table-row">
      <style:table-row-properties style:row-height="0.801cm" fo:keep-together="auto"/>
    </style:style>
    <style:style style:name="Table4.A1" style:family="table-cell">
      <style:table-cell-properties style:vertical-align="bottom" fo:padding-left="0.049cm" fo:padding-right="0.191cm" fo:padding-top="0cm" fo:padding-bottom="0cm" fo:border="none" style:writing-mode="lr-tb"/>
    </style:style>
    <style:style style:name="Table4.B1" style:family="table-cell">
      <style:table-cell-properties style:vertical-align="bottom" fo:padding-left="0.049cm" fo:padding-right="0.191cm" fo:padding-top="0cm" fo:padding-bottom="0cm" fo:border-left="none" fo:border-right="none" fo:border-top="none" fo:border-bottom="0.5pt dotted #000000" style:writing-mode="lr-tb"/>
    </style:style>
    <style:style style:name="Table4.2" style:family="table-row">
      <style:table-row-properties style:row-height="0.893cm" fo:keep-together="auto"/>
    </style:style>
    <style:style style:name="Table4.B2" style:family="table-cell">
      <style:table-cell-properties style:vertical-align="bottom" fo:padding-left="0.049cm" fo:padding-right="0.191cm" fo:padding-top="0cm" fo:padding-bottom="0cm" fo:border-left="none" fo:border-right="none" fo:border-top="0.5pt dotted #000000" fo:border-bottom="0.5pt dotted #000000" style:writing-mode="lr-tb"/>
    </style:style>
    <style:style style:name="Table5" style:family="table">
      <style:table-properties style:width="17.443cm" fo:margin-left="-0.049cm" table:align="left" style:writing-mode="lr-tb"/>
    </style:style>
    <style:style style:name="Table5.A" style:family="table-column">
      <style:table-column-properties style:column-width="4.05cm"/>
    </style:style>
    <style:style style:name="Table5.B" style:family="table-column">
      <style:table-column-properties style:column-width="6.142cm"/>
    </style:style>
    <style:style style:name="Table5.C" style:family="table-column">
      <style:table-column-properties style:column-width="0.706cm"/>
    </style:style>
    <style:style style:name="Table5.D" style:family="table-column">
      <style:table-column-properties style:column-width="6.546cm"/>
    </style:style>
    <style:style style:name="Table5.1" style:family="table-row">
      <style:table-row-properties style:row-height="0.7cm" fo:keep-together="auto"/>
    </style:style>
    <style:style style:name="Table5.A1" style:family="table-cell">
      <style:table-cell-properties style:vertical-align="bottom" fo:padding-left="0.049cm" fo:padding-right="0.191cm" fo:padding-top="0cm" fo:padding-bottom="0cm" fo:border="none" style:writing-mode="lr-tb"/>
    </style:style>
    <style:style style:name="Table5.B1" style:family="table-cell">
      <style:table-cell-properties style:vertical-align="bottom" fo:padding-left="0.049cm" fo:padding-right="0.191cm" fo:padding-top="0cm" fo:padding-bottom="0cm" fo:border-left="none" fo:border-right="none" fo:border-top="none" fo:border-bottom="0.5pt dotted #000000" style:writing-mode="lr-tb"/>
    </style:style>
    <style:style style:name="Table6" style:family="table">
      <style:table-properties style:width="17.394cm" table:align="left" style:writing-mode="lr-tb"/>
    </style:style>
    <style:style style:name="Table6.A" style:family="table-column">
      <style:table-column-properties style:column-width="5.502cm"/>
    </style:style>
    <style:style style:name="Table6.B" style:family="table-column">
      <style:table-column-properties style:column-width="3.267cm"/>
    </style:style>
    <style:style style:name="Table6.C" style:family="table-column">
      <style:table-column-properties style:column-width="8.625cm"/>
    </style:style>
    <style:style style:name="Table6.1" style:family="table-row">
      <style:table-row-properties style:row-height="0.501cm" fo:keep-together="auto"/>
    </style:style>
    <style:style style:name="Table6.A1" style:family="table-cell">
      <style:table-cell-properties style:vertical-align="bottom" fo:padding-left="0.049cm" fo:padding-right="0.191cm" fo:padding-top="0cm" fo:padding-bottom="0cm" fo:border="none" style:writing-mode="lr-tb"/>
    </style:style>
    <style:style style:name="Table6.B1" style:family="table-cell">
      <style:table-cell-properties style:vertical-align="bottom" fo:padding-left="0.049cm" fo:padding-right="0.191cm" fo:padding-top="0cm" fo:padding-bottom="0cm" fo:border-left="none" fo:border-right="none" fo:border-top="none" fo:border-bottom="2.25pt solid #c00000" style:writing-mode="lr-tb"/>
    </style:style>
    <style:style style:name="Table6.2" style:family="table-row">
      <style:table-row-properties style:row-height="1.101cm" fo:keep-together="auto"/>
    </style:style>
    <style:style style:name="Table6.A2" style:family="table-cell">
      <style:table-cell-properties style:vertical-align="top" fo:padding-left="0.049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fo:font-size="11pt" fo:language="de" fo:country="DE" fo:font-weight="bold" style:font-size-asian="11pt" style:language-asian="de" style:country-asian="DE" style:font-weight-asian="bold" style:font-name-complex="Arial" style:font-size-complex="11pt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line-height="0.564cm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line-height="0.212cm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>
        <style:tab-stops>
          <style:tab-stop style:position="5.75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text-properties fo:color="#c00000"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fo:margin-top="0cm" fo:margin-bottom="0.423cm" loext:contextual-spacing="false" fo:text-align="center" style:justify-single-word="false"/>
      <style:text-properties style:font-name="Arial" fo:font-size="16pt" fo:letter-spacing="0.035cm" fo:font-weight="bold" style:font-size-asian="16pt" style:font-weight-asian="bold" style:font-name-complex="Arial" style:font-size-complex="16pt"/>
    </style:style>
    <style:style style:name="P13" style:family="paragraph" style:parent-style-name="Standard">
      <style:paragraph-properties fo:margin-top="0.212cm" fo:margin-bottom="0cm" loext:contextual-spacing="false"/>
    </style:style>
    <style:style style:name="P14" style:family="paragraph" style:parent-style-name="Standard">
      <style:paragraph-properties fo:margin-top="0.212cm" fo:margin-bottom="0cm" loext:contextual-spacing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margin-top="0.106cm" fo:margin-bottom="0cm" loext:contextual-spacing="false"/>
      <style:text-properties fo:color="#cc0000" style:font-name="Arial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top="0.071cm" fo:margin-bottom="0cm" loext:contextual-spacing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margin-top="0.071cm" fo:margin-bottom="0cm" loext:contextual-spacing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top="0.212cm" fo:margin-bottom="0.212cm" loext:contextual-spacing="false"/>
    </style:style>
    <style:style style:name="P20" style:family="paragraph" style:parent-style-name="Standard">
      <style:paragraph-properties fo:margin-left="0cm" fo:margin-right="-0.191cm" fo:text-indent="0cm" style:auto-text-indent="false">
        <style:tab-stops>
          <style:tab-stop style:position="1.81cm"/>
          <style:tab-stop style:position="15.05cm"/>
        </style:tab-stops>
      </style:paragraph-properties>
      <style:text-properties style:font-name="Arial" fo:font-size="11pt" fo:language="de" fo:country="DE" fo:font-weight="bold" style:font-size-asian="11pt" style:language-asian="de" style:country-asian="DE" style:font-weight-asian="bold" style:font-name-complex="Arial" style:font-size-complex="11pt"/>
    </style:style>
    <style:style style:name="P21" style:family="paragraph" style:parent-style-name="Standard">
      <style:paragraph-properties fo:margin-left="0cm" fo:margin-right="-0.191cm" fo:margin-top="0cm" fo:margin-bottom="0.035cm" loext:contextual-spacing="false" fo:text-indent="0cm" style:auto-text-indent="false"/>
    </style:style>
    <style:style style:name="P22" style:family="paragraph" style:parent-style-name="Standard">
      <style:paragraph-properties fo:margin-left="0cm" fo:margin-right="-0.191cm" fo:margin-top="0cm" fo:margin-bottom="0.035cm" loext:contextual-spacing="false" fo:text-indent="0cm" style:auto-text-indent="false"/>
      <style:text-properties style:font-name="Arial" fo:font-size="11pt" fo:font-weight="bold" officeooo:paragraph-rsid="001e6bb2" style:font-size-asian="11pt" style:font-weight-asian="bold" style:font-name-complex="Arial" style:font-size-complex="11pt"/>
    </style:style>
    <style:style style:name="P23" style:family="paragraph" style:parent-style-name="Standard">
      <style:paragraph-properties fo:margin-left="0cm" fo:margin-right="-0.191cm" fo:margin-top="0cm" fo:margin-bottom="0.035cm" loext:contextual-spacing="false" fo:text-indent="0cm" style:auto-text-indent="false"/>
      <style:text-properties style:font-name="Arial" fo:font-size="11pt" fo:language="de" fo:country="DE" fo:font-weight="bold" style:font-size-asian="11pt" style:language-asian="de" style:country-asian="DE" style:font-weight-asian="bold" style:font-name-complex="Arial" style:font-size-complex="11pt"/>
    </style:style>
    <style:style style:name="P24" style:family="paragraph" style:parent-style-name="Standard">
      <style:paragraph-properties fo:margin-left="0cm" fo:margin-right="-0.191cm" fo:margin-top="0cm" fo:margin-bottom="0.035cm" loext:contextual-spacing="false" fo:line-height="115%" fo:text-indent="0cm" style:auto-text-indent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0cm" fo:margin-right="-0.191cm" fo:margin-top="0cm" fo:margin-bottom="0.035cm" loext:contextual-spacing="false" fo:text-indent="0cm" style:auto-text-indent="false"/>
      <style:text-properties officeooo:paragraph-rsid="001e6bb2"/>
    </style:style>
    <style:style style:name="P26" style:family="paragraph" style:parent-style-name="Standard">
      <style:paragraph-properties fo:margin-top="0cm" fo:margin-bottom="0.212cm" loext:contextual-spacing="false"/>
    </style:style>
    <style:style style:name="P27" style:family="paragraph" style:parent-style-name="Standard">
      <style:paragraph-properties fo:margin-top="0cm" fo:margin-bottom="0.035cm" loext:contextual-spacing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Standard">
      <style:paragraph-properties fo:margin-top="0cm" fo:margin-bottom="0.035cm" loext:contextual-spacing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9" style:family="paragraph" style:parent-style-name="Standard">
      <style:paragraph-properties fo:margin-left="1.251cm" fo:margin-right="0cm" fo:line-height="0.106cm" fo:text-indent="1.251cm" style:auto-text-indent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left="1.249cm" fo:margin-right="0cm" fo:text-indent="1.249cm" style:auto-text-indent="false"/>
    </style:style>
    <style:style style:name="P31" style:family="paragraph" style:parent-style-name="Standard">
      <style:paragraph-properties fo:margin-left="0cm" fo:margin-right="0.99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0cm" fo:margin-right="0.99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dashed #808080">
        <style:tab-stops>
          <style:tab-stop style:position="5.75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34" style:family="paragraph" style:parent-style-name="Standard">
      <style:paragraph-properties fo:margin-left="0.878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5" style:family="paragraph" style:parent-style-name="Standard">
      <style:paragraph-properties fo:margin-left="0.953cm" fo:margin-right="0.358cm" fo:text-indent="-1.27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 fo:margin-left="0.953cm" fo:margin-right="1.942cm" fo:text-align="justify" style:justify-single-word="false" fo:text-indent="-1.27cm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.953cm" fo:margin-right="1.942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>
      <style:paragraph-properties fo:margin-left="0cm" fo:margin-right="1.942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>
      <style:paragraph-properties fo:margin-left="0cm" fo:margin-right="0.198cm" fo:text-indent="0cm" style:auto-text-indent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1pt" fo:letter-spacing="0.035cm" fo:language="it" fo:country="IT" fo:font-weight="bold" style:font-size-asian="11pt" style:font-weight-asian="bold" style:font-name-complex="Arial" style:font-size-complex="11pt"/>
    </style:style>
    <style:style style:name="P41" style:family="paragraph" style:parent-style-name="Standard">
      <style:paragraph-properties fo:margin-left="0cm" fo:margin-right="-0.191cm" fo:margin-top="0.071cm" fo:margin-bottom="0cm" loext:contextual-spacing="false" fo:text-indent="0cm" style:auto-text-indent="false">
        <style:tab-stops>
          <style:tab-stop style:position="1.81cm"/>
          <style:tab-stop style:position="15.05cm"/>
        </style:tab-stops>
      </style:paragraph-properties>
      <style:text-properties fo:font-variant="normal" fo:text-transform="none" fo:color="#212121" style:font-name="Arial" fo:font-size="11pt" fo:letter-spacing="normal" fo:language="en" fo:country="US" fo:font-style="normal" fo:font-weight="bold" officeooo:paragraph-rsid="00224aeb" style:font-size-asian="11pt" style:font-weight-asian="bold" style:font-size-complex="11pt" style:font-weight-complex="bold" loext:padding="0cm" loext:border="none"/>
    </style:style>
    <style:style style:name="P42" style:family="paragraph" style:parent-style-name="Standard" style:list-style-name="WW8Num2">
      <style:paragraph-properties fo:margin-left="0.953cm" fo:margin-right="1.942cm" fo:text-align="justify" style:justify-single-word="false" fo:text-indent="-1.27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style:font-name-asian="Arial" style:font-size-asian="11pt" style:font-name-complex="Arial" style:font-size-complex="11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8" style:family="text">
      <style:text-properties style:font-name-asian="Arial"/>
    </style:style>
    <style:style style:name="T9" style:family="text">
      <style:text-properties officeooo:rsid="001e6bb2" style:font-name-asian="Arial"/>
    </style:style>
    <style:style style:name="T10" style:family="text">
      <style:text-properties officeooo:rsid="00216a4e" style:font-name-asian="Arial"/>
    </style:style>
    <style:style style:name="T11" style:family="text">
      <style:text-properties officeooo:rsid="0021838f" style:font-name-asian="Arial"/>
    </style:style>
    <style:style style:name="T12" style:family="text">
      <style:text-properties fo:color="#c00000" style:font-name="Arial" fo:font-size="10pt" fo:font-weight="bold" style:font-size-asian="10pt" style:font-weight-asian="bold" style:font-name-complex="Arial" style:font-size-complex="10pt"/>
    </style:style>
    <style:style style:name="T13" style:family="text">
      <style:text-properties fo:color="#c00000"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14" style:family="text">
      <style:text-properties fo:color="#c00000" style:font-name="Arial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c00000" style:font-name="Arial" fo:font-size="9pt" fo:font-weight="bold" style:font-size-asian="9pt" style:font-weight-asian="bold" style:font-name-complex="Arial" style:font-size-complex="9pt"/>
    </style:style>
    <style:style style:name="T16" style:family="text">
      <style:text-properties fo:font-variant="normal" fo:text-transform="none" fo:color="#000000" style:font-name="Arial" fo:font-size="11pt" fo:letter-spacing="normal" fo:font-style="normal" fo:font-weight="bold" officeooo:rsid="001e6bb2" style:font-name-asian="Arial" style:font-size-asian="11pt" style:font-weight-asian="bold" style:font-name-complex="Arial" style:font-size-complex="11pt"/>
    </style:style>
    <style:style style:name="T17" style:family="text">
      <style:text-properties fo:font-variant="normal" fo:text-transform="none" fo:color="#000000" style:font-name="Arial1" fo:letter-spacing="normal" fo:font-style="normal" officeooo:rsid="001e6bb2" style:font-name-asian="Arial"/>
    </style:style>
    <style:style style:name="T18" style:family="text">
      <style:text-properties officeooo:rsid="00224ae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ge" style:horizontal-pos="from-left" style:horizontal-rel="page" fo:padding="0.002cm" fo:border="none" draw:ole-draw-aspect="1" draw:visible-area-width="3.758cm" draw:visible-area-height="2.709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2" draw:name="Object1" text:anchor-type="char" svg:x="16.201cm" svg:y="0.859cm" svg:width="3.755cm" svg:height="2.708cm" draw:z-index="0"><draw:object-ole xlink:href="./Object 1" xlink:type="simple" xlink:show="embed" xlink:actuate="onLoad"/><draw:image xlink:href="./ObjectReplacements/Object 1" xlink:type="simple" xlink:show="embed" xlink:actuate="onLoad"/></draw:frame>Erklärung zur Übernahme der</text:p>
      <text:p text:style-name="P12">Masterarbei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der/des Studierenden</text:p>
          </table:table-cell>
          <table:table-cell table:style-name="Table1.B1" office:value-type="string">
            <text:p text:style-name="P4"><field:fieldmark-start text:name="__Fieldmark__20_1425949425" field:type="vnd.oasis.opendocument.field.FORMTEXT"><field:param field:name="Description" field:value=""/><field:param field:name="MaxLength" field:value="50"/><field:param field:name="Name" field:value=""/></field:fieldmark-start><text:span text:style-name="T9">Henry Winkel</text:span><field:fieldmark-end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Matr.-Nr.:</text:p>
          </table:table-cell>
          <table:table-cell table:style-name="Table1.B1" office:value-type="string">
            <text:p text:style-name="P3"><field:fieldmark-start text:name="__Fieldmark__38_1425949425" field:type="vnd.oasis.opendocument.field.FORMTEXT"><field:param field:name="Description" field:value=""/><field:param field:name="MaxLength" field:value="12"/><field:param field:name="Name" field:value=""/></field:fieldmark-start><text:span text:style-name="T8"> </text:span><text:span text:style-name="T9">874650</text:span><text:span text:style-name="T8">   </text:span> <field:fieldmark-end/></text:p>
          </table:table-cell>
        </table:table-row>
      </table:table>
      <text:p text:style-name="P5"/>
      <text:p text:style-name="P13"><text:span text:style-name="T1">Studiengang <text:s/></text:span><field:fieldmark text:name="__Fieldmark__46_1425949425" field:type="vnd.oasis.opendocument.field.FORMDROPDOWN"><field:param field:name="Dropdown_ListEntry" field:value="Betriebswirtschaftslehre"/><field:param field:name="Dropdown_ListEntry" field:value="Bildungs- und Erziehungswissenschaft"/><field:param field:name="Dropdown_ListEntry" field:value="ET - Elektrische Energietechnik"/><field:param field:name="Dropdown_ListEntry" field:value="ET - Informationstechnik"/><field:param field:name="Dropdown_ListEntry" field:value="ET - Erneuerbare Energien und intelligente Netze"/><field:param field:name="Dropdown_ListEntry" field:value="ET - Informatik - Ingenieurwesen"/><field:param field:name="Dropdown_ListEntry" field:value="Geschichtswissenschaft"/><field:param field:name="Dropdown_ListEntry" field:value="MCMI - Civil Military Interaction"/><field:param field:name="Dropdown_ListEntry" field:value="MFIM - Führung in der Medizin"/><field:param field:name="Dropdown_ListEntry" field:value="MFIS - Mil. Führung u. Intern. Sicherheit"/><field:param field:name="Dropdown_ListEntry" field:value="MB - Energie- und Umwelttechnik"/><field:param field:name="Dropdown_ListEntry" field:value="MB - Fahrzeugtechnik"/><field:param field:name="Dropdown_ListEntry" field:value="MB - Mechatronik"/><field:param field:name="Dropdown_ListEntry" field:value="MB - Produktentstehung und Logistik"/><field:param field:name="Dropdown_ListEntry" field:value="POL - Internationale Beziehungen"/><field:param field:name="Dropdown_ListEntry" field:value="POL - Vergleichende Demokratieforschung"/><field:param field:name="Dropdown_ListEntry" field:value="Psychologie"/><field:param field:name="Dropdown_ListEntry" field:value="Volkswirtschaftslehre"/><field:param field:name="Dropdown_ListEntry" field:value="Wirtschaftsingenieurwesen"/><field:param field:name="Dropdown_Selected" field:value="5"/></field:fieldmark></text:p>
      <text:p text:style-name="P16"/>
      <text:p text:style-name="P7">Hiermit übernehme ich die Masterarbeit zu dem Themengebiet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field:fieldmark-start text:name="__Fieldmark__58_1425949425" field:type="vnd.oasis.opendocument.field.FORMTEXT"><field:param field:name="Description" field:value=""/><field:param field:name="MaxLength" field:value="120"/><field:param field:name="Name" field:value=""/></field:fieldmark-start><text:span text:style-name="T11">objektorientierte verteilte Simulation</text:span><field:fieldmark-end/></text:p>
          </table:table-cell>
        </table:table-row>
      </table:table>
      <text:p text:style-name="P19"><text:span text:style-name="T5">mit folgendem Titel</text:span>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(deutsch)</text:p>
          </table:table-cell>
          <table:table-cell table:style-name="Table3.A1" office:value-type="string">
            <text:p text:style-name="P20"><field:fieldmark-start text:name="__Fieldmark__75_1425949425" field:type="vnd.oasis.opendocument.field.FORMTEXT"><field:param field:name="Description" field:value=""/><field:param field:name="MaxLength" field:value="200"/><field:param field:name="Name" field:value=""/></field:fieldmark-start><text:span text:style-name="T10">Entwurf einer Klassenhierarchie für militärische Simulationen in DIS </text:span><text:span text:style-name="T8">   </text:span> <field:fieldmark-end/></text:p>
          </table:table-cell>
        </table:table-row>
        <table:table-row table:style-name="Table3.1">
          <table:table-cell table:style-name="Table3.A2" office:value-type="string">
            <text:p text:style-name="P18">(englisch)</text:p>
          </table:table-cell>
          <table:table-cell table:style-name="Table3.A2" office:value-type="string">
            <text:p text:style-name="P41"><text:bookmark text:name="tw-target-text"/><field:fieldmark-start text:name="__Fieldmark__103_1425949425" field:type="vnd.oasis.opendocument.field.FORMTEXT"><field:param field:name="Description" field:value=""/><field:param field:name="MaxLength" field:value="200"/><field:param field:name="Name" field:value=""/></field:fieldmark-start><text:span text:style-name="T18">Developing a</text:span> class hierarchy for military simulations in DIS</text:p>
            <text:section text:style-name="Sect1" text:name="tw-target-text-container">
              <text:p text:style-name="Text_20_body"><draw:frame draw:style-name="fr1" draw:name="Frame1" text:anchor-type="char" svg:width="7.303cm" draw:z-index="1"><draw:text-box fo:min-height="0.041cm"><text:p text:style-name="Preformatted_20_Text"/></draw:text-box></draw:frame></text:p>
            </text:section>
            <text:p text:style-name="Standard"><text:span text:style-name="T8"><text:line-break/></text:span><text:span text:style-name="T2"> </text:span><text:span text:style-name="T1"> </text:span><field:fieldmark-end/></text:p>
          </table:table-cell>
        </table:table-row>
      </table:table>
      <text:p text:style-name="P5"/>
      <text:p text:style-name="P26"><text:span text:style-name="T5">und schlage dafür folgende Gutachter/innen</text:span> vor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Erstgutachter/in:</text:p>
          </table:table-cell>
          <table:table-cell table:style-name="Table4.B1" office:value-type="string">
            <text:p text:style-name="P25"><field:fieldmark-start text:name="__Fieldmark__120_1425949425" field:type="vnd.oasis.opendocument.field.FORMTEXT"><field:param field:name="Description" field:value=""/><field:param field:name="MaxLength" field:value="80"/><field:param field:name="Name" field:value="Text4"/></field:fieldmark-start><text:span text:style-name="T16">Univ.-Prof. Dr. phil. nat. habil. Bernd Klauer</text:span><field:fieldmark-end/></text:p>
          </table:table-cell>
        </table:table-row>
        <table:table-row table:style-name="Table4.2">
          <table:table-cell table:style-name="Table4.A1" office:value-type="string">
            <text:p text:style-name="P28">Zweitgutachter/in:</text:p>
          </table:table-cell>
          <table:table-cell table:style-name="Table4.B2" office:value-type="string">
            <text:p text:style-name="P22"><field:fieldmark-start text:name="__Fieldmark__133_1425949425" field:type="vnd.oasis.opendocument.field.FORMTEXT"><field:param field:name="Description" field:value=""/><field:param field:name="MaxLength" field:value="80"/><field:param field:name="Name" field:value=""/></field:fieldmark-start><text:span text:style-name="T17">Univ.-Prof. Dr.-Ing habil Udo Zölzer</text:span><text:span text:style-name="T8"> </text:span> <field:fieldmark-end/>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7">Gruppenarbeit mit: 1.</text:p>
          </table:table-cell>
          <table:table-cell table:style-name="Table5.B1" office:value-type="string">
            <text:p text:style-name="P28"><field:fieldmark-start text:name="__Fieldmark__146_1425949425" field:type="vnd.oasis.opendocument.field.FORMTEXT"><field:param field:name="Description" field:value=""/><field:param field:name="MaxLength" field:value="40"/><field:param field:name="Name" field:value="Text5"/></field:fieldmark-start><text:span text:style-name="T8">    </text:span> <field:fieldmark-end/></text:p>
          </table:table-cell>
          <table:table-cell table:style-name="Table5.A1" office:value-type="string">
            <text:p text:style-name="P27">2.</text:p>
          </table:table-cell>
          <table:table-cell table:style-name="Table5.B1" office:value-type="string">
            <text:p text:style-name="P28"><field:fieldmark-start text:name="__Fieldmark__157_1425949425" field:type="vnd.oasis.opendocument.field.FORMTEXT"><field:param field:name="Description" field:value=""/><field:param field:name="MaxLength" field:value="40"/><field:param field:name="Name" field:value=""/></field:fieldmark-start><text:span text:style-name="T8">    </text:span> <field:fieldmark-end/></text:p>
          </table:table-cell>
        </table:table-row>
      </table:table>
      <text:p text:style-name="P9"/>
      <text:p text:style-name="P9"/>
      <text:p text:style-name="Standard"><text:span text:style-name="T5">Ich bin<text:tab/><text:tab/></text:span><field:fieldmark text:name="__Fieldmark__167_1425949425" field:type="vnd.oasis.opendocument.field.FORMCHECKBOX"><field:param field:name="Checkbox_Checked" field:value="true"/><field:param field:name="Checkbox_HelpText" field:value=""/><field:param field:name="Checkbox_Name" field:value="Kontrollkästchen2"/></field:fieldmark><text:tab/><text:span text:style-name="T5">damit einverstanden,</text:span></text:p>
      <text:p text:style-name="P29"/>
      <text:p text:style-name="P30"><field:fieldmark text:name="__Fieldmark__175_1425949425" field:type="vnd.oasis.opendocument.field.FORMCHECKBOX"><field:param field:name="Checkbox_HelpText" field:value=""/><field:param field:name="Checkbox_Name" field:value="Kontrollkästchen1"/></field:fieldmark><text:tab/><text:span text:style-name="T5">nicht damit einverstanden,</text:span></text:p>
      <text:p text:style-name="P8"/>
      <text:p text:style-name="P32">dass meine Masterarbeit mit dem o.a. Thema auf Anordnung von Dienststellen im Geschäftsbereich des BMVg zu dienstlichen Zwecken eingesehen und ausgewertet werden darf.</text:p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7">Ich übernehme die Arbeit zum</text:p>
          </table:table-cell>
          <table:table-cell table:style-name="Table6.B1" office:value-type="string">
            <text:p text:style-name="P23"><field:fieldmark-start text:name="__Fieldmark__196_1425949425" field:type="vnd.oasis.opendocument.field.FORMTEXT"><field:param field:name="Description" field:value=""/><field:param field:name="MaxLength" field:value="15"/><field:param field:name="Name" field:value=""/></field:fieldmark-start><text:span text:style-name="T8">    </text:span><text:span text:style-name="T9">30.05.2018</text:span> <field:fieldmark-end/></text:p>
          </table:table-cell>
          <table:table-cell table:style-name="Table6.A1" office:value-type="string">
            <text:p text:style-name="P21"><text:span text:style-name="T4"><text:s text:c="2"/></text:span><text:span text:style-name="T3">und bin darüber informiert, dass das</text:span></text:p>
          </table:table-cell>
        </table:table-row>
        <table:table-row table:style-name="Table6.2">
          <table:table-cell table:style-name="Table6.A2" table:number-columns-spanned="3" office:value-type="string">
            <text:p text:style-name="P24">Abgabedatum vom Prüfungsamt errechnet und mir in meiner CMS-Ansicht bekannt gegeben wird (Spalte „Prüfungsdatum“).</text:p>
          </table:table-cell>
          <table:covered-table-cell/>
          <table:covered-table-cell/>
        </table:table-row>
      </table:table>
      <text:p text:style-name="P5"/>
      <text:p text:style-name="P4"><field:fieldmark-start text:name="__Fieldmark__215_1425949425" field:type="vnd.oasis.opendocument.field.FORMTEXT"><field:param field:name="Description" field:value=""/><field:param field:name="Name" field:value="Text4"/></field:fieldmark-start><text:span text:style-name="T8">    </text:span> <field:fieldmark-end/></text:p>
      <text:p text:style-name="P9">........................................................................</text:p>
      <text:p text:style-name="Standard"><text:span text:style-name="T6">(Datum, Unterschrift des/der </text:span><text:span text:style-name="T7">Studierenden</text:span><text:span text:style-name="T6">)</text:span></text:p>
      <text:p text:style-name="P5"/>
      <text:p text:style-name="P31"><text:span text:style-name="T12">Abgabe der Masterarbeit </text:span><text:span text:style-name="T14">dreifach</text:span><text:span text:style-name="T12"> in ausgedruckter </text:span><text:span text:style-name="T13">und</text:span><text:span text:style-name="T12"> </text:span><text:span text:style-name="T14">einfach</text:span><text:span text:style-name="T12"> in elektronischer Form mit Benennung des Themas in </text:span><text:span text:style-name="T14">deutscher </text:span><text:span text:style-name="T12">und </text:span><text:span text:style-name="T14">englischer</text:span><text:span text:style-name="T12"> Sprache beim Prüfungsamt</text:span><text:span text:style-name="T15">!</text:span></text:p>
      <text:p text:style-name="P11"/>
      <text:p text:style-name="P10">bei Postversand an folgende Anschrift: <text:tab/>Helmut-Schmidt-Universität/Universität der Bundeswehr Hamburg</text:p>
      <text:p text:style-name="P10"><text:tab/>Prüfungsamt</text:p>
      <text:p text:style-name="P10"><text:tab/>Holstenhofweg 85</text:p>
      <text:p text:style-name="P10"><text:tab/>22043 Hamburg</text:p>
      <text:p text:style-name="P33"/>
      <text:p text:style-name="P15">Hiermit erkläre ich mich zur Betreuung der Masterarbeit bereit und bestätige das oben genannte Übernahmedatum.</text:p>
      <text:p text:style-name="P34"/>
      <text:p text:style-name="P4"><field:fieldmark-start text:name="__Fieldmark__276_1425949425" field:type="vnd.oasis.opendocument.field.FORMTEXT"><field:param field:name="Description" field:value=""/><field:param field:name="Name" field:value="Text4"/></field:fieldmark-start><text:span text:style-name="T8">    </text:span> <field:fieldmark-end/></text:p>
      <text:p text:style-name="P9">.......................................................................</text:p>
      <text:p text:style-name="Standard"><text:span text:style-name="T6">(Datum, Unterschrift </text:span><text:span text:style-name="T7">Erstgutachter/in</text:span><text:span text:style-name="T6">)</text:span></text:p>
      <text:p text:style-name="P35"><text:soft-page-break/></text:p>
      <text:p text:style-name="P35">Hinweise zur „Erklärung zur Übernahme der Masterarbeit“ :</text:p>
      <text:p text:style-name="P35"/>
      <text:list xml:id="list2094167558731416251" text:style-name="WW8Num2">
        <text:list-item>
          <text:p text:style-name="P42">Haben Sie keine Betreuerin oder keinen Betreuer für Ihre Masterarbeit gefunden, wenden Sie sich bitte an das vorsitzende Mitglied des für Ihren Studiengang zuständigen Prüfungsausschusses. </text:p>
        </text:list-item>
      </text:list>
      <text:p text:style-name="P37">Der/die Prüfungsausschussvorsitzende wird dann für eine Betreuerin oder einen Betreuer sorgen.</text:p>
      <text:p text:style-name="P38"/>
      <text:list xml:id="list102457362957285" text:continue-numbering="true" text:style-name="WW8Num2">
        <text:list-item>
          <text:p text:style-name="P42">Für die Benennung des Zweitgutachters oder der Zweitgutachterin berät Sie der Betreuer oder die Betreuerin (Erstgutachter/in).</text:p>
        </text:list-item>
      </text:list>
      <text:p text:style-name="P38"/>
      <text:list xml:id="list102458186004336" text:continue-numbering="true" text:style-name="WW8Num2">
        <text:list-item>
          <text:p text:style-name="P42">Wenn Sie eine Gruppenarbeit schreiben, tragen Sie bitte den Namen der bzw. des Mitstudierenden ein.</text:p>
        </text:list-item>
      </text:list>
      <text:p text:style-name="P36"/>
      <text:p text:style-name="P36">4.<text:tab/>Legen Sie das ausgefüllte Formblatt dem/der Erstgutachter/in zur Unterschrift v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, Helvetica, sans-serif"/>
    <style:font-face style:name="inherit" svg:font-family="inherit"/>
    <style:font-face style:name="Courier New" svg:font-family="'Courier New'" style:font-family-generic="moder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enabsatz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2.3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Der/Die Erstgutachter/in wird gebeten, das Formblatt nach Ausgabe</text:p>
        <text:p text:style-name="MP1">des Themas der Masterarbeit an das Prüfungsamt zu senden!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rens</meta:initial-creator>
    <meta:creation-date>2018-05-15T10:23:00</meta:creation-date>
    <dc:date>2018-05-29T10:24:56.636535638</dc:date>
    <meta:print-date>2018-01-16T14:33:00</meta:print-date>
    <meta:editing-cycles>6</meta:editing-cycles>
    <meta:editing-duration>PT1H5M8S</meta:editing-duration>
    <meta:generator>LibreOffice/5.2.7.2$Linux_X86_64 LibreOffice_project/20m0$Build-2</meta:generator>
    <meta:document-statistic meta:table-count="6" meta:image-count="0" meta:object-count="1" meta:page-count="2" meta:paragraph-count="51" meta:word-count="322" meta:character-count="2481" meta:non-whitespace-character-count="2183"/>
  </office:meta>
</office:document-meta>
</file>